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!=[$4x4p.$A3]" style:apply-style-name="Untitled1" style:base-cell-address="4x4p.A4"/>
    </style:style>
  </office:automatic-styles>
  <office:body>
    <office:spreadsheet>
      <table:calculation-settings table:automatic-find-labels="false" table:use-regular-expressions="false" table:use-wildcards="true"/>
      <table:table table:name="4x4p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Default" office:value-type="string" calcext:value-type="string">
            <text:p>n=4</text:p>
          </table:table-cell>
          <table:table-cell office:value-type="string" calcext:value-type="string">
            <text:p>periodic</text:p>
          </table:table-cell>
          <table:table-cell table:number-columns-repeated="2"/>
          <table:table-cell office:value-type="string" calcext:value-type="string">
            <text:p>beta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16" calcext:value-type="float">
            <text:p>-16</text:p>
          </table:table-cell>
          <table:table-cell office:value-type="float" office:value="2" calcext:value-type="float">
            <text:p>2</text:p>
          </table:table-cell>
          <table:table-cell table:formula="of:=SUM([.C4:.C5])" office:value-type="float" office:value="4" calcext:value-type="float">
            <text:p>4</text:p>
          </table:table-cell>
          <table:table-cell table:formula="of:=EXP(-[.E$2]*[.A4])" office:value-type="float" office:value="2980.95798704173" calcext:value-type="float">
            <text:p>2980.95798704173</text:p>
          </table:table-cell>
          <table:table-cell table:formula="of:=[.D4]*[.E4]" office:value-type="float" office:value="11923.8319481669" calcext:value-type="float">
            <text:p>11923.8319481669</text:p>
          </table:table-cell>
          <table:table-cell table:formula="of:=[.F4]/[.F$84]" office:value-type="float" office:value="0.052831833669519" calcext:value-type="float">
            <text:p>0.052831833669519</text:p>
          </table:table-cell>
          <table:table-cell table:formula="of:=[.G4]*[.H$1]" office:value-type="float" office:value="52831.833669519" calcext:value-type="float">
            <text:p>52831.833669519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14" calcext:value-type="float">
            <text:p>-14</text:p>
          </table:table-cell>
          <table:table-cell office:value-type="float" office:value="32" calcext:value-type="float">
            <text:p>32</text:p>
          </table:table-cell>
          <table:table-cell table:formula="of:=SUM([.C6:.C7])" office:value-type="float" office:value="64" calcext:value-type="float">
            <text:p>64</text:p>
          </table:table-cell>
          <table:table-cell table:formula="of:=EXP(-[.E$2]*[.A6])" office:value-type="float" office:value="403.428793492735" calcext:value-type="float">
            <text:p>403.428793492735</text:p>
          </table:table-cell>
          <table:table-cell table:formula="of:=[.D6]*[.E6]" office:value-type="float" office:value="25819.442783535" calcext:value-type="float">
            <text:p>25819.442783535</text:p>
          </table:table-cell>
          <table:table-cell table:formula="of:=[.F6]/[.F$84]" office:value-type="float" office:value="0.114400178777183" calcext:value-type="float">
            <text:p>0.114400178777183</text:p>
          </table:table-cell>
          <table:table-cell table:formula="of:=[.G6]*[.H$1]" office:value-type="float" office:value="114400.178777183" calcext:value-type="float">
            <text:p>114400.178777183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64" calcext:value-type="float">
            <text:p>64</text:p>
          </table:table-cell>
          <table:table-cell table:formula="of:=SUM([.C8:.C10])" office:value-type="float" office:value="304" calcext:value-type="float">
            <text:p>304</text:p>
          </table:table-cell>
          <table:table-cell table:formula="of:=EXP(-[.E$2]*[.A8])" office:value-type="float" office:value="148.413159102577" calcext:value-type="float">
            <text:p>148.413159102577</text:p>
          </table:table-cell>
          <table:table-cell table:formula="of:=[.D8]*[.E8]" office:value-type="float" office:value="45117.6003671833" calcext:value-type="float">
            <text:p>45117.6003671833</text:p>
          </table:table-cell>
          <table:table-cell table:formula="of:=[.F8]/[.F$84]" office:value-type="float" office:value="0.199906000732701" calcext:value-type="float">
            <text:p>0.199906000732701</text:p>
          </table:table-cell>
          <table:table-cell table:formula="of:=[.G8]*[.H$1]" office:value-type="float" office:value="199906.000732701" calcext:value-type="float">
            <text:p>199906.000732701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 office:value-type="float" office:value="176" calcext:value-type="float">
            <text:p>176</text:p>
          </table:table-cell>
          <table:table-cell table:formula="of:=SUM([.C10:.C12])" office:value-type="float" office:value="416" calcext:value-type="float">
            <text:p>416</text:p>
          </table:table-cell>
          <table:table-cell table:formula="of:=EXP(-[.E$2]*[.A10])" office:value-type="float" office:value="54.5981500331442" calcext:value-type="float">
            <text:p>54.5981500331442</text:p>
          </table:table-cell>
          <table:table-cell table:formula="of:=[.D10]*[.E10]" office:value-type="float" office:value="22712.830413788" calcext:value-type="float">
            <text:p>22712.830413788</text:p>
          </table:table-cell>
          <table:table-cell table:formula="of:=[.F10]/[.F$84]" office:value-type="float" office:value="0.10063547388134" calcext:value-type="float">
            <text:p>0.10063547388134</text:p>
          </table:table-cell>
          <table:table-cell table:formula="of:=[.G10]*[.H$1]" office:value-type="float" office:value="100635.47388134" calcext:value-type="float">
            <text:p>100635.47388134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512" calcext:value-type="float">
            <text:p>512</text:p>
          </table:table-cell>
          <table:table-cell table:formula="of:=SUM([.C17:.C19])" office:value-type="float" office:value="1408" calcext:value-type="float">
            <text:p>1408</text:p>
          </table:table-cell>
          <table:table-cell table:formula="of:=EXP(-[.E$2]*[.A17])" office:value-type="float" office:value="20.0855369231877" calcext:value-type="float">
            <text:p>20.0855369231877</text:p>
          </table:table-cell>
          <table:table-cell table:formula="of:=[.D17]*[.E17]" office:value-type="float" office:value="28280.4359878482" calcext:value-type="float">
            <text:p>28280.4359878482</text:p>
          </table:table-cell>
          <table:table-cell table:formula="of:=[.F17]/[.F$84]" office:value-type="float" office:value="0.125304289485661" calcext:value-type="float">
            <text:p>0.125304289485661</text:p>
          </table:table-cell>
          <table:table-cell table:formula="of:=[.G17]*[.H$1]" office:value-type="float" office:value="125304.289485661" calcext:value-type="float">
            <text:p>125304.28948566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 office:value-type="float" office:value="384" calcext:value-type="float">
            <text:p>384</text:p>
          </table:table-cell>
          <table:table-cell table:number-columns-repeated="5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2" calcext:value-type="float">
            <text:p>-2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  <table:table-cell office:value-type="float" office:value="384" calcext:value-type="float">
            <text:p>384</text:p>
          </table:table-cell>
          <table:table-cell table:number-columns-repeated="5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16" calcext:value-type="float">
            <text:p>416</text:p>
          </table:table-cell>
          <table:table-cell table:formula="of:=SUM([.C27:.C29])" office:value-type="float" office:value="3264" calcext:value-type="float">
            <text:p>3264</text:p>
          </table:table-cell>
          <table:table-cell table:formula="of:=EXP(-[.E$2]*[.A27])" office:value-type="float" office:value="7.38905609893065" calcext:value-type="float">
            <text:p>7.38905609893065</text:p>
          </table:table-cell>
          <table:table-cell table:formula="of:=[.D27]*[.E27]" office:value-type="float" office:value="24117.8791069096" calcext:value-type="float">
            <text:p>24117.8791069096</text:p>
          </table:table-cell>
          <table:table-cell table:formula="of:=[.F27]/[.F$84]" office:value-type="float" office:value="0.106860930527766" calcext:value-type="float">
            <text:p>0.106860930527766</text:p>
          </table:table-cell>
          <table:table-cell table:formula="of:=[.G27]*[.H$1]" office:value-type="float" office:value="106860.930527766" calcext:value-type="float">
            <text:p>106860.930527766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  <table:table-cell office:value-type="float" office:value="1472" calcext:value-type="float">
            <text:p>1472</text:p>
          </table:table-cell>
          <table:table-cell table:number-columns-repeated="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1376" calcext:value-type="float">
            <text:p>1376</text:p>
          </table:table-cell>
          <table:table-cell table:number-columns-repeated="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408" calcext:value-type="float">
            <text:p>1408</text:p>
          </table:table-cell>
          <table:table-cell table:number-columns-repeated="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248" calcext:value-type="float">
            <text:p>1248</text:p>
          </table:table-cell>
          <table:table-cell table:number-columns-repeated="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table:number-columns-repeated="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248" calcext:value-type="float">
            <text:p>1248</text:p>
          </table:table-cell>
          <table:table-cell table:number-columns-repeated="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408" calcext:value-type="float">
            <text:p>1408</text:p>
          </table:table-cell>
          <table:table-cell table:number-columns-repeated="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1376" calcext:value-type="float">
            <text:p>1376</text:p>
          </table:table-cell>
          <table:table-cell table:number-columns-repeated="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472" calcext:value-type="float">
            <text:p>1472</text:p>
          </table:table-cell>
          <table:table-cell table:number-columns-repeated="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416" calcext:value-type="float">
            <text:p>416</text:p>
          </table:table-cell>
          <table:table-cell table:number-columns-repeated="5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1152" calcext:value-type="float">
            <text:p>1152</text:p>
          </table:table-cell>
          <table:table-cell table:formula="of:=SUM([.C38:.C40])" office:value-type="float" office:value="8128" calcext:value-type="float">
            <text:p>8128</text:p>
          </table:table-cell>
          <table:table-cell table:formula="of:=EXP(-[.E$2]*[.A38])" office:value-type="float" office:value="2.71828182845905" calcext:value-type="float">
            <text:p>2.71828182845905</text:p>
          </table:table-cell>
          <table:table-cell table:formula="of:=[.D38]*[.E38]" office:value-type="float" office:value="22094.1947017151" calcext:value-type="float">
            <text:p>22094.1947017151</text:p>
          </table:table-cell>
          <table:table-cell table:formula="of:=[.F38]/[.F$84]" office:value-type="float" office:value="0.0978944373433936" calcext:value-type="float">
            <text:p>0.0978944373433936</text:p>
          </table:table-cell>
          <table:table-cell table:formula="of:=[.G38]*[.H$1]" office:value-type="float" office:value="97894.4373433936" calcext:value-type="float">
            <text:p>97894.437343393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3328" calcext:value-type="float">
            <text:p>332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  <table:table-cell office:value-type="float" office:value="3648" calcext:value-type="float">
            <text:p>3648</text:p>
          </table:table-cell>
          <table:table-cell table:number-columns-repeated="5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3840" calcext:value-type="float">
            <text:p>3840</text:p>
          </table:table-cell>
          <table:table-cell table:number-columns-repeated="5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table:number-columns-repeated="5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3840" calcext:value-type="float">
            <text:p>3840</text:p>
          </table:table-cell>
          <table:table-cell table:number-columns-repeated="5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3648" calcext:value-type="float">
            <text:p>3648</text:p>
          </table:table-cell>
          <table:table-cell table:number-columns-repeated="5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3328" calcext:value-type="float">
            <text:p>3328</text:p>
          </table:table-cell>
          <table:table-cell table:number-columns-repeated="5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1152" calcext:value-type="float">
            <text:p>115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456" calcext:value-type="float">
            <text:p>456</text:p>
          </table:table-cell>
          <table:table-cell table:formula="of:=SUM([.C47:.C55])" office:value-type="float" office:value="41048" calcext:value-type="float">
            <text:p>41048</text:p>
          </table:table-cell>
          <table:table-cell table:formula="of:=EXP(-[.E$2]*[.A47])" office:value-type="float" office:value="1" calcext:value-type="float">
            <text:p>1</text:p>
          </table:table-cell>
          <table:table-cell table:formula="of:=[.D47]*[.E47]" office:value-type="float" office:value="41048" calcext:value-type="float">
            <text:p>41048</text:p>
          </table:table-cell>
          <table:table-cell table:formula="of:=[.F47]/[.F$84]" office:value-type="float" office:value="0.18187451130589" calcext:value-type="float">
            <text:p>0.18187451130589</text:p>
          </table:table-cell>
          <table:table-cell table:formula="of:=[.G47]*[.H$1]" office:value-type="float" office:value="181874.51130589" calcext:value-type="float">
            <text:p>181874.511305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2496" calcext:value-type="float">
            <text:p>249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5856" calcext:value-type="float">
            <text:p>585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7360" calcext:value-type="float">
            <text:p>736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712" calcext:value-type="float">
            <text:p>871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360" calcext:value-type="float">
            <text:p>736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856" calcext:value-type="float">
            <text:p>585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96" calcext:value-type="float">
            <text:p>249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6" calcext:value-type="float">
            <text:p>45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896" calcext:value-type="float">
            <text:p>896</text:p>
          </table:table-cell>
          <table:table-cell table:formula="of:=SUM([.C56:.C58])" office:value-type="float" office:value="10304" calcext:value-type="float">
            <text:p>10304</text:p>
          </table:table-cell>
          <table:table-cell table:formula="of:=EXP(-[.E$2]*[.A56])" office:value-type="float" office:value="0.367879441171442" calcext:value-type="float">
            <text:p>0.367879441171442</text:p>
          </table:table-cell>
          <table:table-cell table:formula="of:=[.D56]*[.E56]" office:value-type="float" office:value="3790.62976183054" calcext:value-type="float">
            <text:p>3790.62976183054</text:p>
          </table:table-cell>
          <table:table-cell table:formula="of:=[.F56]/[.F$84]" office:value-type="float" office:value="0.0167954330411833" calcext:value-type="float">
            <text:p>0.0167954330411833</text:p>
          </table:table-cell>
          <table:table-cell table:formula="of:=[.G56]*[.H$1]" office:value-type="float" office:value="16795.4330411833" calcext:value-type="float">
            <text:p>16795.43304118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3136" calcext:value-type="float">
            <text:p>313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6272" calcext:value-type="float">
            <text:p>627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528" calcext:value-type="float">
            <text:p>652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272" calcext:value-type="float">
            <text:p>627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136" calcext:value-type="float">
            <text:p>313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96" calcext:value-type="float">
            <text:p>89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256" calcext:value-type="float">
            <text:p>256</text:p>
          </table:table-cell>
          <table:table-cell table:formula="of:=SUM([.C63:.C65])" office:value-type="float" office:value="4576" calcext:value-type="float">
            <text:p>4576</text:p>
          </table:table-cell>
          <table:table-cell table:formula="of:=EXP(-[.E$2]*[.A63])" office:value-type="float" office:value="0.135335283236613" calcext:value-type="float">
            <text:p>0.135335283236613</text:p>
          </table:table-cell>
          <table:table-cell table:formula="of:=[.D63]*[.E63]" office:value-type="float" office:value="619.29425609074" calcext:value-type="float">
            <text:p>619.29425609074</text:p>
          </table:table-cell>
          <table:table-cell table:formula="of:=[.F63]/[.F$84]" office:value-type="float" office:value="0.00274395439926544" calcext:value-type="float">
            <text:p>0.00274395439926544</text:p>
          </table:table-cell>
          <table:table-cell table:formula="of:=[.G63]*[.H$1]" office:value-type="float" office:value="2743.95439926544" calcext:value-type="float">
            <text:p>2743.954399265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1536" calcext:value-type="float">
            <text:p>153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2784" calcext:value-type="float">
            <text:p>278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224" calcext:value-type="float">
            <text:p>422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784" calcext:value-type="float">
            <text:p>278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36" calcext:value-type="float">
            <text:p>153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128" calcext:value-type="float">
            <text:p>128</text:p>
          </table:table-cell>
          <table:table-cell table:formula="of:=SUM([.C70:.C72])" office:value-type="float" office:value="2304" calcext:value-type="float">
            <text:p>2304</text:p>
          </table:table-cell>
          <table:table-cell table:formula="of:=EXP(-[.E$2]*[.A70])" office:value-type="float" office:value="0.0497870683678639" calcext:value-type="float">
            <text:p>0.0497870683678639</text:p>
          </table:table-cell>
          <table:table-cell table:formula="of:=[.D70]*[.E70]" office:value-type="float" office:value="114.709405519559" calcext:value-type="float">
            <text:p>114.709405519559</text:p>
          </table:table-cell>
          <table:table-cell table:formula="of:=[.F70]/[.F$84]" office:value-type="float" office:value="0.000508251731413439" calcext:value-type="float">
            <text:p>0.000508251731413439</text:p>
          </table:table-cell>
          <table:table-cell table:formula="of:=[.G70]*[.H$1]" office:value-type="float" office:value="508.251731413439" calcext:value-type="float">
            <text:p>508.2517314134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112" calcext:value-type="float">
            <text:p>112</text:p>
          </table:table-cell>
          <table:table-cell table:formula="of:=SUM([.C75:.C77])" office:value-type="float" office:value="544" calcext:value-type="float">
            <text:p>544</text:p>
          </table:table-cell>
          <table:table-cell table:formula="of:=EXP(-[.E$2]*[.A75])" office:value-type="float" office:value="0.0183156388887342" calcext:value-type="float">
            <text:p>0.0183156388887342</text:p>
          </table:table-cell>
          <table:table-cell table:formula="of:=[.D75]*[.E75]" office:value-type="float" office:value="9.96370755547139" calcext:value-type="float">
            <text:p>9.96370755547139</text:p>
          </table:table-cell>
          <table:table-cell table:formula="of:=[.F75]/[.F$84]" office:value-type="float" office:value="0.0000441469606910486" calcext:value-type="float">
            <text:p>4.41469606910486E-05</text:p>
          </table:table-cell>
          <table:table-cell table:formula="of:=[.G75]*[.H$1]" office:value-type="float" office:value="44.1469606910486" calcext:value-type="float">
            <text:p>44.14696069104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formula="of:=SUM([.C80:.C82])" office:value-type="float" office:value="192" calcext:value-type="float">
            <text:p>192</text:p>
          </table:table-cell>
          <table:table-cell table:formula="of:=EXP(-[.E$2]*[.A80])" office:value-type="float" office:value="0.00673794699908547" calcext:value-type="float">
            <text:p>0.00673794699908547</text:p>
          </table:table-cell>
          <table:table-cell table:formula="of:=[.D80]*[.E80]" office:value-type="float" office:value="1.29368582382441" calcext:value-type="float">
            <text:p>1.29368582382441</text:p>
          </table:table-cell>
          <table:table-cell table:formula="of:=[.F80]/[.F$84]" office:value-type="float" office:value="0.00000573203266886138" calcext:value-type="float">
            <text:p>5.73203266886138E-06</text:p>
          </table:table-cell>
          <table:table-cell table:formula="of:=[.G80]*[.H$1]" office:value-type="float" office:value="5.73203266886138" calcext:value-type="float">
            <text:p>5.732032668861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32" calcext:value-type="float">
            <text:p>32</text:p>
          </table:table-cell>
          <table:table-cell table:formula="of:=SUM([.C81:.C83])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C83:.C85])" office:value-type="float" office:value="131076" calcext:value-type="float">
            <text:p>131076</text:p>
          </table:table-cell>
          <table:table-cell table:formula="of:=EXP(-[.E$2]*[.A83])" office:value-type="float" office:value="0.000335462627902512" calcext:value-type="float">
            <text:p>0.000335462627902512</text:p>
          </table:table-cell>
          <table:table-cell table:formula="of:=[.D83]*[.E83]" office:value-type="float" office:value="43.9710994149496" calcext:value-type="float">
            <text:p>43.9710994149496</text:p>
          </table:table-cell>
          <table:table-cell table:formula="of:=[.F83]/[.F$84]" office:value-type="float" office:value="0.000194826111325197" calcext:value-type="float">
            <text:p>0.000194826111325197</text:p>
          </table:table-cell>
          <table:table-cell table:formula="of:=[.G83]*[.H$1]" office:value-type="float" office:value="194.826111325197" calcext:value-type="float">
            <text:p>194.826111325197</text:p>
          </table:table-cell>
        </table:table-row>
        <table:table-row table:style-name="ro1">
          <table:table-cell table:style-name="Default"/>
          <table:table-cell/>
          <table:table-cell table:formula="of:=SUM([.C4:.C83])" office:value-type="float" office:value="131072" calcext:value-type="float">
            <text:p>131072</text:p>
          </table:table-cell>
          <table:table-cell table:number-columns-repeated="2"/>
          <table:table-cell table:formula="of:=SUM([.F4:.F83])" office:value-type="float" office:value="225694.077225381" calcext:value-type="float">
            <text:p>225694.077225381</text:p>
          </table:table-cell>
          <table:table-cell table:formula="of:=SUM([.G4:.G83])" office:value-type="float" office:value="1" calcext:value-type="float">
            <text:p>1</text:p>
          </table:table-cell>
          <table:table-cell table:formula="of:=SUM([.H4:.H83])" office:value-type="float" office:value="1000000" calcext:value-type="float">
            <text:p>1000000</text:p>
          </table:table-cell>
        </table:table-row>
        <calcext:conditional-formats>
          <calcext:conditional-format calcext:target-range-address="4x4p.A4:4x4p.A83">
            <calcext:condition calcext:apply-style-name="Untitled1" calcext:value="!=[$4x4p.$A3]" calcext:base-cell-address="4x4p.A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66ffff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16T08:33:34.929000000</dc:date>
    <dc:creator>Simon Crase</dc:creator>
    <meta:editing-duration>PT16M23S</meta:editing-duration>
    <meta:editing-cycles>2</meta:editing-cycles>
    <meta:generator>LibreOffice/7.6.6.3$Windows_X86_64 LibreOffice_project/d97b2716a9a4a2ce1391dee1765565ea469b0ae7</meta:generator>
    <meta:document-statistic meta:table-count="1" meta:cell-count="323" meta:object-count="0"/>
  </office:meta>
</office:document-meta>
</file>